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TripletStructuredObject.addTriplet( AbstractTriplet tripl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ripletStructuredObject.getTriplet( byte triplet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TripletStructuredObject.setFullyQualifiedName( byte fqnType , byte fqnFormat , String fq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ripletStructuredObject.hasTriple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ripletStructuredObject.setObjectClassification( byte objectClass , ObjectType objectType , boolean dataInContainer , boolean containerHasOEG , boolean dataInOC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TripletStructuredObject.hasTriplet( byte triplet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ripletStructuredObject.writeTriplets( OutputStream o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TripletStructuredObject.setComment( String comment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ripletStructuredObject.getFullyQualified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TripletStructuredObject.addTriplets( Collection tripletCollec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TripletStructuredObject.getTriple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ripletStructuredObject.getTripletDataLength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